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LGADO CONDORI, CLEOFE ALICIA</text:p>
            <text:p text:style-name="P5"><text:span text:style-name="T15">Dni</text:span><text:span text:style-name="T14">:4646357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LGADO CONDORI, CLEOFE ALIC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46357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080293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27:2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